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get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lerAdviceIntegrationTests.setUpMockMvc( WebApplicationContext w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lerAdviceIntegrationTests.controllerAdviceIsAppliedOnly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totypeControllerAdvice.initModel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prototypeControll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test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IntegrationTests.prototypeAndRequestScopedControllerAdviceBeansAreNotCac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ngletonControllerAdvice.initModel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AdviceIntegrationTests.resetCoun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.singletonControll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requestScopedControll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copedControllerAdvice.initModel( @ RequestParam String requestParam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